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6" style:family="paragraph">
      <loext:graphic-properties draw:fill-color="#ffffff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6.162cm" svg:height="3.063cm" svg:x="1.016cm" svg:y="0.762cm">
          <draw:text-box>
            <text:p text:style-name="P1"><text:span text:style-name="T1">Epistle</text:span></text:p>
            <text:p text:style-name="P1"><text:span text:style-name="T2">1 Corinthians 7:29–3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892cm" svg:height="7.766cm" svg:x="1.524cm" svg:y="0.87cm">
          <draw:text-box>
            <text:p text:style-name="P4"><text:span text:style-name="T3">29</text:span><text:span text:style-name="T4">This is what I mean, brothers: the appointed time has grown very short. From now on, let those who have wives live as though they had none, </text:span><text:span text:style-name="T3">30</text:span><text:span text:style-name="T4">and those who mourn as though they were not mourning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5" draw:layer="layout" svg:width="25.146cm" svg:height="7.766cm" svg:x="1.524cm" svg:y="0.87cm">
          <draw:text-box>
            <text:p text:style-name="P4"><text:span text:style-name="T4">and those who rejoice as though they were not rejoicing, and those who buy as though they had no goods, </text:span><text:span text:style-name="T3">31</text:span><text:span text:style-name="T4">and those who deal with the world as though they had no dealings with it. For the present form of this world is passing a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6:40:28.220000000</meta:creation-date>
    <dc:title>Hymn template</dc:title>
    <meta:editing-duration>PT10M58S</meta:editing-duration>
    <meta:editing-cycles>6</meta:editing-cycles>
    <meta:generator>LibreOffice/5.3.7.2$Windows_X86_64 LibreOffice_project/6b8ed514a9f8b44d37a1b96673cbbdd077e24059</meta:generator>
    <meta:initial-creator>Arthur Hoch</meta:initial-creator>
    <dc:date>2018-01-18T21:00:54.830000000</dc:date>
    <meta:document-statistic meta:object-count="30"/>
    <meta:template xlink:type="simple" xlink:actuate="onRequest" xlink:title="Hymn template" xlink:href="../../AppData/Roaming/LibreOffice/4/user/template/Worship%20Templsates/Hymn%20template.otp" meta:date="2015-01-21T16:40:27.924000000"/>
  </office:meta>
</office:document-meta>
</file>